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" svg:font-family="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fo:text-shadow="1pt 1pt" fo:font-weight="bold" officeooo:rsid="0012f274" officeooo:paragraph-rsid="0012f274" style:font-size-asian="42pt" style:font-weight-asian="bold" style:font-size-complex="4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text-shadow="1pt 1pt" fo:font-weight="bold" officeooo:rsid="0012f274" officeooo:paragraph-rsid="0012f274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4pt" fo:text-shadow="1pt 1pt" fo:font-weight="bold" officeooo:rsid="0012f274" officeooo:paragraph-rsid="0012f274" style:font-size-asian="44pt" style:font-weight-asian="bold" style:font-size-complex="4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4pt" fo:text-shadow="1pt 1pt" fo:font-weight="bold" officeooo:rsid="0012f274" officeooo:paragraph-rsid="001325e2" style:font-size-asian="44pt" style:font-weight-asian="bold" style:font-size-complex="4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4pt" fo:text-shadow="1pt 1pt" fo:font-weight="bold" officeooo:rsid="0012f274" officeooo:paragraph-rsid="0012f274" style:font-size-asian="38.5pt" style:font-weight-asian="bold" style:font-size-complex="4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90pt" fo:text-shadow="1pt 1pt" style:text-underline-style="solid" style:text-underline-type="double" style:text-underline-width="auto" style:text-underline-color="font-color" fo:font-weight="bold" officeooo:rsid="0012f274" officeooo:paragraph-rsid="0012f274" style:font-size-asian="90pt" style:font-weight-asian="bold" style:font-size-complex="9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8pt" fo:text-shadow="1pt 1pt" fo:font-weight="bold" officeooo:rsid="0012f274" officeooo:paragraph-rsid="001325e2" style:font-size-asian="24.5pt" style:font-weight-asian="bold" style:font-size-complex="2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ree and Open Source “Soft”Ware</text:p>
      <text:p text:style-name="P7"/>
      <text:p text:style-name="P6">QUALITY HUGS</text:p>
      <text:p text:style-name="P5"/>
      <text:p text:style-name="P3">Approach with open arms or verbally request to receive! &lt;3</text:p>
      <text:p text:style-name="P1"/>
      <text:p text:style-name="P2">Contribute at the following URL:</text:p>
      <text:p text:style-name="P2">github.com/TiZ-EX1/QualityHu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ns" svg:font-family="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an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San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" fo:font-family="Sans" style:font-family-generic="swiss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Sans" fo:font-family="Sans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Sans" fo:font-family="Sans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ans" fo:font-family="Sans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nt McPheron</meta:initial-creator>
    <meta:creation-date>2016-08-15T10:03:57.293096882</meta:creation-date>
    <dc:date>2016-08-15T10:14:50.691355096</dc:date>
    <dc:creator>Trent McPheron</dc:creator>
    <meta:editing-duration>PT9M3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23" meta:character-count="163" meta:non-whitespace-character-count="145"/>
  </office:meta>
</office:document-meta>
</file>